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ld seperate by page</text:p>
      <text:p text:style-name="Standard">could seperate anims</text:p>
      <text:p text:style-name="Standard">could seperate by features on all page</text:p>
      <text:p text:style-name="Standard"/>
      <text:p text:style-name="Standard">so </text:p>
      <text:p text:style-name="Standard"/>
      <text:p text:style-name="Standard">allPages</text:p>
      <text:p text:style-name="Standard">pg1</text:p>
      <text:p text:style-name="Standard">pg2</text:p>
      <text:p text:style-name="Standard">pg3</text:p>
      <text:p text:style-name="Standard">pg4</text:p>
      <text:p text:style-name="Standard">anims</text:p>
      <text:p text:style-name="Standard"/>
      <text:p text:style-name="Standard">maybe some way of seperating such that the css file and html file can be seperated out in a similar 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1S</meta:editing-duration>
    <meta:editing-cycles>3</meta:editing-cycles>
    <meta:generator>OpenOffice/4.1.5$Win32 OpenOffice.org_project/415m1$Build-9789</meta:generator>
    <dc:date>2019-06-25T14:49:48.40</dc:date>
    <meta:document-statistic meta:table-count="0" meta:image-count="0" meta:object-count="0" meta:page-count="1" meta:paragraph-count="11" meta:word-count="42" meta:character-count="211"/>
    <dc:creator>Phil Tate</dc:creator>
    <meta:user-defined meta:name="Info 1"/>
    <meta:user-defined meta:name="Info 2"/>
    <meta:user-defined meta:name="Info 3"/>
    <meta:user-defined meta:name="Info 4"/>
  </office:meta>
</office:document-meta>
</file>